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687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14"/>
        <table:table-column table:style-name="co5" table:default-cell-style-name="ce1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11" table:default-cell-style-name="ce14"/>
        <table:table-column table:style-name="co12" table:number-columns-repeated="1017" table:default-cell-style-name="ce14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8" office:value-type="string">
              <text:p>riadok</text:p>
            </table:table-cell>
            <table:table-cell table:style-name="ce15" office:value-type="string">
              <text:p>typ chyby</text:p>
            </table:table-cell>
            <table:table-cell table:style-name="ce8" office:value-type="string">
              <text:p>popis chyby</text:p>
            </table:table-cell>
            <table:table-cell table:style-name="ce8" office:value-type="string">
              <text:p>je uvedené</text:p>
            </table:table-cell>
            <table:table-cell table:style-name="ce8" office:value-type="string">
              <text:p>má byť</text:p>
            </table:table-cell>
            <table:table-cell table:style-name="ce8" office:value-type="string">
              <text:p>poznámka</text:p>
            </table:table-cell>
            <table:table-cell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9" office:value-type="string">
            <text:p>1. žalmu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čiarka za slovom „Bože“</text:p>
          </table:table-cell>
          <table:table-cell table:style-name="ce9" office:value-type="string">
            <text:p>Bože ty...</text:p>
          </table:table-cell>
          <table:table-cell table:style-name="ce9" office:value-type="string">
            <text:p>Bože, ty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9" office:value-type="string">
            <text:p>8. zdol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na -&gt; vo</text:p>
          </table:table-cell>
          <table:table-cell table:number-columns-repeated="2" table:style-name="ce9" office:value-type="string">
            <text:p>čo sa hýbe na vodách; *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9" office:value-type="string">
            <text:p>5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svätým -&gt; Svätým (veľké S)</text:p>
          </table:table-cell>
          <table:table-cell table:number-columns-repeated="2" table:style-name="ce9" office:value-type="string">
            <text:p>so svätým Duchom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9" office:value-type="string">
            <text:p>9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9" office:value-type="string">
            <text:p>3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hviezdička na konci riadka</text:p>
          </table:table-cell>
          <table:table-cell table:style-name="ce9" office:value-type="string">
            <text:p>a naše kroky</text:p>
          </table:table-cell>
          <table:table-cell table:style-name="ce9" office:value-type="string">
            <text:p>a naše kroky *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9" office:value-type="string">
            <text:p>6. chválospevu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vypadlo slovo „svätých“</text:p>
          </table:table-cell>
          <table:table-cell table:style-name="ce9" office:value-type="string">
            <text:p>ústami svojich prorokov,</text:p>
          </table:table-cell>
          <table:table-cell table:style-name="ce9" office:value-type="string">
            <text:p>ústami svojich svätých prorokov,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9" office:value-type="string">
            <text:p>1. Te Deum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na konci riadka má byť bodka, nie čiarka</text:p>
          </table:table-cell>
          <table:table-cell table:style-name="ce9" office:value-type="string">
            <text:p>teba, Pane, velebíme, </text:p>
          </table:table-cell>
          <table:table-cell table:style-name="ce9" office:value-type="string">
            <text:p>teba, Pane, velebíme.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9" office:value-type="string">
            <text:p>3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vypadlo písmeno „i“</text:p>
          </table:table-cell>
          <table:table-cell table:style-name="ce9" office:value-type="string">
            <text:p>nesmerne velebného,</text:p>
          </table:table-cell>
          <table:table-cell table:style-name="ce9" office:value-type="string">
            <text:p>nesmierne velebného,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9" office:value-type="string">
            <text:p>2. v bode 11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ludskú</text:p>
          </table:table-cell>
          <table:table-cell table:style-name="ce9" office:value-type="string">
            <text:p>ľudskú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9" office:value-type="string">
            <text:p>5. v bode 122.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ybne rozpoznané slovo „podľa“</text:p>
          </table:table-cell>
          <table:table-cell table:style-name="ce9" office:value-type="string">
            <text:p>podlá</text:p>
          </table:table-cell>
          <table:table-cell table:style-name="ce9" office:value-type="string">
            <text:p>podľa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9" office:value-type="string">
            <text:p>9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má byť čiernou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9" office:value-type="string">
            <text:p>4. v bode 253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v odkaze na SC vypadla čiarka (správne napr. v bode 201, str. XIII)</text:p>
          </table:table-cell>
          <table:table-cell table:style-name="ce9" office:value-type="string">
            <text:p>(SC 28)</text:p>
          </table:table-cell>
          <table:table-cell table:style-name="ce9" office:value-type="string">
            <text:p>(SC, 28)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9" office:value-type="string">
            <text:p>tabuľk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stĺpec „nedeľný cyklus“ má obsahovať 2 litery (ako uvádza aj str. XX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9" office:value-type="string">
            <text:p>3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g“) má byť čier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9" office:value-type="string">
            <text:p>3. v 1. strofe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na konci verša má byť čiarka</text:p>
          </table:table-cell>
          <table:table-cell table:style-name="ce9" office:value-type="string">
            <text:p>svitom zdobíš zore ranné</text:p>
          </table:table-cell>
          <table:table-cell table:style-name="ce9" office:value-type="string">
            <text:p>svitom zdobíš zore ranné,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9" office:value-type="string">
            <text:p>1./2. v Ant. 2</text:p>
          </table:table-cell>
          <table:table-cell table:style-name="ce16" office:value-type="float" office:value="7">
            <text:p>7</text:p>
          </table:table-cell>
          <table:table-cell table:style-name="ce9" office:value-type="string">
            <text:p>delenie slova „chválospev“</text:p>
          </table:table-cell>
          <table:table-cell table:style-name="ce9" office:value-type="string">
            <text:p>chválos-pev</text:p>
          </table:table-cell>
          <table:table-cell table:style-name="ce9" office:value-type="string">
            <text:p>chválo-spev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9" office:value-type="string">
            <text:p>2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</text:p>
          </table:table-cell>
          <table:table-cell table:style-name="ce9" office:value-type="string">
            <text:p>Zhodme</text:p>
          </table:table-cell>
          <table:table-cell table:style-name="ce9" office:value-type="string">
            <text:p>Zhoďm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biblický odkaz má mať čiarku (nie bodku)</text:p>
          </table:table-cell>
          <table:table-cell table:style-name="ce9" office:value-type="string">
            <text:p>Flp 4. 4-5</text:p>
          </table:table-cell>
          <table:table-cell table:style-name="ce9" office:value-type="string">
            <text:p>Flp 4, 4-5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9" office:value-type="string">
            <text:p>7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3. prosby má byť zarovnaný na ľavý okraj strany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9" office:value-type="string">
            <text:p>14. zhor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v poslednej prosbe skomolené slovo (posledné písmeno a -&gt; š)</text:p>
          </table:table-cell>
          <table:table-cell table:style-name="ce9" office:value-type="string">
            <text:p>navštívia</text:p>
          </table:table-cell>
          <table:table-cell table:style-name="ce9" office:value-type="string">
            <text:p>navštíviš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9" office:value-type="string">
            <text:p>2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na konci vety má byť bodka, nie čiarka</text:p>
          </table:table-cell>
          <table:table-cell table:style-name="ce9" office:value-type="string">
            <text:p>čo bývaš na Sione, V ten</text:p>
          </table:table-cell>
          <table:table-cell table:style-name="ce9" office:value-type="string">
            <text:p>čo bývaš na Sione. V ten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9" office:value-type="string">
            <text:p>3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</text:p>
          </table:table-cell>
          <table:table-cell table:style-name="ce9" office:value-type="string">
            <text:p>Príd.</text:p>
          </table:table-cell>
          <table:table-cell table:style-name="ce9" office:value-type="string">
            <text:p>Príď.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9" office:value-type="string">
            <text:p>10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dĺžeň na „í“ v zvolaniu k prosbám</text:p>
          </table:table-cell>
          <table:table-cell table:style-name="ce9" office:value-type="string">
            <text:p>Priď tvoje</text:p>
          </table:table-cell>
          <table:table-cell table:style-name="ce9" office:value-type="string">
            <text:p>Príď tvoj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9" office:value-type="string">
            <text:p>2. v čít. z Ez 34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ľ“ (delené slovo na konci riadka)</text:p>
          </table:table-cell>
          <table:table-cell table:style-name="ce9" office:value-type="string">
            <text:p>vyhla-dám</text:p>
          </table:table-cell>
          <table:table-cell table:style-name="ce9" office:value-type="string">
            <text:p>vyhľa-dám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9" office:value-type="string">
            <text:p>12. a 10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3. („Otec“) a 4. prosby („Ty“) majú byť zalomené na začiatku riadka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9" office:value-type="string">
            <text:p>odkaz na Iz 7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Iz 7, 14b-15 za čiark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9" office:value-type="string">
            <text:p>odkaz na Iz 2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Iz 2, 11 za čiark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9"/>
          <table:table-cell table:style-name="ce16" office:value-type="float" office:value="6">
            <text:p>6</text:p>
          </table:table-cell>
          <table:table-cell table:style-name="ce9" table:number-columns-repeated="4"/>
          <table:table-cell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9" office:value-type="string">
            <text:p>krátke resp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2x chýba medzera za červenou hviezdičkou (alebo je veľmi malá)</text:p>
          </table:table-cell>
          <table:table-cell table:style-name="ce9" table:number-columns-repeated="2"/>
          <table:table-cell table:style-name="ce9" office:value-type="string">
            <text:p>POSUN?</text:p>
          </table:table-cell>
          <table:table-cell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9" office:value-type="string">
            <text:p>5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ň“</text:p>
          </table:table-cell>
          <table:table-cell table:style-name="ce9" office:value-type="string">
            <text:p>spln</text:p>
          </table:table-cell>
          <table:table-cell table:style-name="ce9" office:value-type="string">
            <text:p>splň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9" office:value-type="string">
            <text:p>1. modlitby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čiarka za slovom „ťa“</text:p>
          </table:table-cell>
          <table:table-cell table:style-name="ce9" office:value-type="string">
            <text:p>Prosíme ťa Pane</text:p>
          </table:table-cell>
          <table:table-cell table:style-name="ce9" office:value-type="string">
            <text:p>Prosíme ťa, Pan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9" office:value-type="string">
            <text:p>2. krátkeho čít.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skomolené slovo „spravodlivosť“ (l -&gt; i)</text:p>
          </table:table-cell>
          <table:table-cell table:style-name="ce9" office:value-type="string">
            <text:p>spravodllvosť</text:p>
          </table:table-cell>
          <table:table-cell table:style-name="ce9" office:value-type="string">
            <text:p>spravodlivosť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9"/>
          <table:table-cell table:style-name="ce16" office:value-type="float" office:value="6">
            <text:p>6</text:p>
          </table:table-cell>
          <table:table-cell table:style-name="ce9" table:number-columns-repeated="4"/>
          <table:table-cell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9" office:value-type="string">
            <text:p>1. prosb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jú 2 čiarky (porov. liturgický preklad Kol 1, 10; Biblia SSV)</text:p>
          </table:table-cell>
          <table:table-cell table:style-name="ce9" office:value-type="string">
            <text:p>žili ako sa patrí vzhľadom na Pána a páčili</text:p>
          </table:table-cell>
          <table:table-cell table:style-name="ce9" office:value-type="string">
            <text:p>žili, ako sa patrí vzhľadom na Pána, a páčili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9" office:value-type="string">
            <text:p>4. a 5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á prvá prosba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9" office:value-type="string">
            <text:p>1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v biblickom odkaze za spojovníkom</text:p>
          </table:table-cell>
          <table:table-cell table:style-name="ce9" office:value-type="string">
            <text:p>Mich 5, 3- 4a</text:p>
          </table:table-cell>
          <table:table-cell table:style-name="ce9" office:value-type="string">
            <text:p>Mich 5, 3-4a</text:p>
          </table:table-cell>
          <table:table-cell table:style-name="ce9" office:value-type="string">
            <text:p>správne str. 61</text:p>
          </table:table-cell>
          <table:table-cell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9" office:value-type="string">
            <text:p>1. prosieb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 (na konci 1. riadka uvedenia do prosieb)</text:p>
          </table:table-cell>
          <table:table-cell table:style-name="ce9" office:value-type="string">
            <text:p>ľudom</text:p>
          </table:table-cell>
          <table:table-cell table:style-name="ce9" office:value-type="string">
            <text:p>ľuďom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9" office:value-type="string">
            <text:p>9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čiarka za slovom „nás“</text:p>
          </table:table-cell>
          <table:table-cell table:style-name="ce9" office:value-type="string">
            <text:p>pozdvihni nás hriešnikov,</text:p>
          </table:table-cell>
          <table:table-cell table:style-name="ce9" office:value-type="string">
            <text:p>pozdvihni nás, hriešnikov,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9" office:value-type="string">
            <text:p>4. prosieb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prislúbil</text:p>
          </table:table-cell>
          <table:table-cell table:style-name="ce9" office:value-type="string">
            <text:p>prisľúbil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9" office:value-type="string">
            <text:p>5. prosieb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pred bodkočiarkou na konci prvej časti 1. prosby</text:p>
          </table:table-cell>
          <table:table-cell table:style-name="ce9" office:value-type="string">
            <text:p>spra-vodlivosti ;</text:p>
          </table:table-cell>
          <table:table-cell table:style-name="ce9" office:value-type="string">
            <text:p>spra-vodlivosti;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9" office:value-type="string">
            <text:p>6. prosieb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2. prosby („Bože, otvor srd-“) má byť zalomený na začiatku riadka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čítanie napoludnie, bodka namiesto čiarky</text:p>
          </table:table-cell>
          <table:table-cell table:style-name="ce9" office:value-type="string">
            <text:p>Iz 4. 3</text:p>
          </table:table-cell>
          <table:table-cell table:style-name="ce9" office:value-type="string">
            <text:p>Iz 4, 3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9" office:value-type="string">
            <text:p>3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jú 2 čiarky (na str. 118 a 150 sú)</text:p>
          </table:table-cell>
          <table:table-cell table:style-name="ce9" office:value-type="string">
            <text:p>tak Pán Boh dá</text:p>
          </table:table-cell>
          <table:table-cell table:style-name="ce9" office:value-type="string">
            <text:p>tak Pán, Boh, dá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9" office:value-type="string">
            <text:p>13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rubrika na konci modlitby cez deň, preklep</text:p>
          </table:table-cell>
          <table:table-cell table:style-name="ce9" office:value-type="string">
            <text:p>na ranná chvály</text:p>
          </table:table-cell>
          <table:table-cell table:style-name="ce9" office:value-type="string">
            <text:p>na ranné chvály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9" office:value-type="string">
            <text:p>3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Vykupitela</text:p>
          </table:table-cell>
          <table:table-cell table:style-name="ce9" office:value-type="string">
            <text:p>Vykupiteľa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9"/>
          <table:table-cell table:style-name="ce16" office:value-type="float" office:value="8">
            <text:p>8</text:p>
          </table:table-cell>
          <table:table-cell table:style-name="ce9" office:value-type="string">
            <text:p>akoby bola časť čiary oddeľujúcej záhlavie od textu aj červenou farb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čítania akoby nebola čierna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9" office:value-type="string">
            <text:p>prosby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zvolania k prosbám je šedá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54">
            <text:p>54</text:p>
          </table:table-cell>
          <table:table-cell table:style-name="ce9" office:value-type="string">
            <text:p>4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ď</text:p>
          </table:table-cell>
          <table:table-cell table:style-name="ce9" office:value-type="string">
            <text:p>vyslobod</text:p>
          </table:table-cell>
          <table:table-cell table:style-name="ce9" office:value-type="string">
            <text:p>vysloboď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9" office:value-type="string">
            <text:p>2. prosb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ybne rozpoznané slovo „očakávame“</text:p>
          </table:table-cell>
          <table:table-cell table:style-name="ce9" office:value-type="string">
            <text:p>čo ťa očakávanie</text:p>
          </table:table-cell>
          <table:table-cell table:style-name="ce9" office:value-type="string">
            <text:p>čo ťa očakávam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9" office:value-type="string">
            <text:p>3. prosb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pravdepodobne chýba medzera medzi slovami v 3. prosbe</text:p>
          </table:table-cell>
          <table:table-cell table:style-name="ce9" office:value-type="string">
            <text:p>zapáľnaše</text:p>
          </table:table-cell>
          <table:table-cell table:style-name="ce9" office:value-type="string">
            <text:p>zapáľ naš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9" office:value-type="string">
            <text:p>4. prosb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ybne rozpoznané slovo „uctievame“</text:p>
          </table:table-cell>
          <table:table-cell table:style-name="ce9" office:value-type="string">
            <text:p>ťa uctievanie</text:p>
          </table:table-cell>
          <table:table-cell table:style-name="ce9" office:value-type="string">
            <text:p>ťa uctievam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9" office:value-type="string">
            <text:p>prosby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zvolania k prosbám a prvej prosby je šedá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9" office:value-type="string">
            <text:p>4. zdola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1 Kor 4, 5 za číslovkou „1“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9" office:value-type="string">
            <text:p>4. zhor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chybne rozpoznané slovo „budeme“</text:p>
          </table:table-cell>
          <table:table-cell table:style-name="ce9" office:value-type="string">
            <text:p>budenie</text:p>
          </table:table-cell>
          <table:table-cell table:style-name="ce9" office:value-type="string">
            <text:p>budem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9" office:value-type="string">
            <text:p>4. krátkeho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hladať</text:p>
          </table:table-cell>
          <table:table-cell table:style-name="ce9" office:value-type="string">
            <text:p>hľadať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9" office:value-type="string">
            <text:p>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zlutujem</text:p>
          </table:table-cell>
          <table:table-cell table:style-name="ce9" office:value-type="string">
            <text:p>zľutujem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9" office:value-type="string">
            <text:p>5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jú 2 čiarky (na str. 118 a 150 sú)</text:p>
          </table:table-cell>
          <table:table-cell table:style-name="ce9" office:value-type="string">
            <text:p>tak Pán Boh dá</text:p>
          </table:table-cell>
          <table:table-cell table:style-name="ce9" office:value-type="string">
            <text:p>tak Pán, Boh, dá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9" office:value-type="string">
            <text:p>7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</text:p>
          </table:table-cell>
          <table:table-cell table:style-name="ce9" office:value-type="string">
            <text:p>ked</text:p>
          </table:table-cell>
          <table:table-cell table:style-name="ce9" office:value-type="string">
            <text:p>keď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9" office:value-type="string">
            <text:p>3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dve slová spolu (chýba oddeľujúca medzera)</text:p>
          </table:table-cell>
          <table:table-cell table:style-name="ce9" office:value-type="string">
            <text:p>pomne</text:p>
          </table:table-cell>
          <table:table-cell table:style-name="ce9" office:value-type="string">
            <text:p>po mn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9" office:value-type="string">
            <text:p>3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dve slová spolu (chýba oddeľujúca medzera)</text:p>
          </table:table-cell>
          <table:table-cell table:style-name="ce9" office:value-type="string">
            <text:p>predomnou</text:p>
          </table:table-cell>
          <table:table-cell table:style-name="ce9" office:value-type="string">
            <text:p>predo mnou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9" office:value-type="string">
            <text:p>5. zdol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chybne rozpoznané slovo „ľudí“ (namiesto ľ obsahuje veľké I)</text:p>
          </table:table-cell>
          <table:table-cell table:style-name="ce9" office:value-type="string">
            <text:p>Iudí</text:p>
          </table:table-cell>
          <table:table-cell table:style-name="ce9" office:value-type="string">
            <text:p>ľudí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9" office:value-type="string">
            <text:p>invitatórium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„Ant.“ pre antifónu na invitatórium pre 17. decembra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čítania je šedá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9" office:value-type="string">
            <text:p>1. zhora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prvý riadok je šedý (hoci v podstate celá strana je bledá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9" office:value-type="string">
            <text:p>4. krátkeho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 slovom „úhony“ je čiarka naviac</text:p>
          </table:table-cell>
          <table:table-cell table:number-columns-repeated="2" table:style-name="ce9" office:value-type="string">
            <text:p>úhony, vo svätosti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9" office:value-type="string">
            <text:p>pred Ant. 2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na začiatku vety má byť veľké písmeno</text:p>
          </table:table-cell>
          <table:table-cell table:style-name="ce9" office:value-type="string">
            <text:p>žalmy</text:p>
          </table:table-cell>
          <table:table-cell table:style-name="ce9" office:value-type="string">
            <text:p>Žalmy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biblický odkaz má mať čiarku (nie bodku)</text:p>
          </table:table-cell>
          <table:table-cell table:style-name="ce9" office:value-type="string">
            <text:p>Flp 4. 4-5</text:p>
          </table:table-cell>
          <table:table-cell table:style-name="ce9" office:value-type="string">
            <text:p>Flp 4, 4-5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9" office:value-type="string">
            <text:p>3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v slove „Oznámite“ je „i“ naviac</text:p>
          </table:table-cell>
          <table:table-cell table:style-name="ce9" office:value-type="string">
            <text:p>Oznámite</text:p>
          </table:table-cell>
          <table:table-cell table:style-name="ce9" office:value-type="string">
            <text:p>Oznámt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9" office:value-type="string">
            <text:p>6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dĺžeň na „Ó“</text:p>
          </table:table-cell>
          <table:table-cell table:style-name="ce9" office:value-type="string">
            <text:p>O Múdrosť</text:p>
          </table:table-cell>
          <table:table-cell table:style-name="ce9" office:value-type="string">
            <text:p>Ó Múdrosť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9" office:value-type="string">
            <text:p>3.-5. prosieb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3.-5. riadok sú šedé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9" office:value-type="string">
            <text:p>13. a 1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á 3. prosba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9" office:value-type="string">
            <text:p>2. a 3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ý úvod k prosbám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9" office:value-type="string">
            <text:p>odkaz na Ez 34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Ez 34, 15-16 za čiark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9" office:value-type="string">
            <text:p>krátke resp.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chybne rozpoznané slovo „budeme“</text:p>
          </table:table-cell>
          <table:table-cell table:style-name="ce9" office:value-type="string">
            <text:p>budenie</text:p>
          </table:table-cell>
          <table:table-cell table:style-name="ce9" office:value-type="string">
            <text:p>budem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9" office:value-type="string">
            <text:p>2. a 3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ý úvod k prosbám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9" office:value-type="string">
            <text:p>3. a 4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jú 2 čiarky (porov. liturgický preklad Kol 1, 10; Biblia SSV)</text:p>
          </table:table-cell>
          <table:table-cell table:style-name="ce9" office:value-type="string">
            <text:p>žili ako sa patrí vzhľadom na Pána a páčili</text:p>
          </table:table-cell>
          <table:table-cell table:style-name="ce9" office:value-type="string">
            <text:p>žili, ako sa patrí vzhľadom na Pána, a páčili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9" office:value-type="string">
            <text:p>1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odsadené pokračovanie čítania (má byť zarovnané na ľavý okraj strany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9" office:value-type="string">
            <text:p>2.-5. zdola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tieto riadky sú šedé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9" office:value-type="string">
            <text:p>7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koniec riadka má mať bodkočiarku (ako str. 43. 121)</text:p>
          </table:table-cell>
          <table:table-cell table:style-name="ce9" office:value-type="string">
            <text:p>hriešnikov:</text:p>
          </table:table-cell>
          <table:table-cell table:style-name="ce9" office:value-type="string">
            <text:p>hriešnikov;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9" office:value-type="string">
            <text:p>12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 (rubrika pre Modlitbu cez deň)</text:p>
          </table:table-cell>
          <table:table-cell table:style-name="ce9" office:value-type="string">
            <text:p>táto nedela</text:p>
          </table:table-cell>
          <table:table-cell table:style-name="ce9" office:value-type="string">
            <text:p>táto nedeľa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9" office:value-type="string">
            <text:p>4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dĺžeň na „í“ v slove „ofíciu“</text:p>
          </table:table-cell>
          <table:table-cell table:style-name="ce9" office:value-type="string">
            <text:p>oficiu</text:p>
          </table:table-cell>
          <table:table-cell table:style-name="ce9" office:value-type="string">
            <text:p>ofíciu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9" office:value-type="string">
            <text:p>1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rozpoznané slovo „ti“ (dĺžeň naviac)</text:p>
          </table:table-cell>
          <table:table-cell table:style-name="ce9" office:value-type="string">
            <text:p>tí</text:p>
          </table:table-cell>
          <table:table-cell table:style-name="ce9" office:value-type="string">
            <text:p>ti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9" office:value-type="string">
            <text:p>5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lomený 1.-2. verš („hľa,“ má byť v 2. verši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9" office:value-type="string">
            <text:p>10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ľ</text:p>
          </table:table-cell>
          <table:table-cell table:style-name="ce9" office:value-type="string">
            <text:p>královstve</text:p>
          </table:table-cell>
          <table:table-cell table:style-name="ce9" office:value-type="string">
            <text:p>kráľovstv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9" office:value-type="string">
            <text:p>5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pred bodkočiarkou na konci prvej časti 1. prosby</text:p>
          </table:table-cell>
          <table:table-cell table:style-name="ce9" office:value-type="string">
            <text:p>spra-vodlivosti ;</text:p>
          </table:table-cell>
          <table:table-cell table:style-name="ce9" office:value-type="string">
            <text:p>spra-vodlivosti;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9" office:value-type="string">
            <text:p>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2. prosby („Bože, otvor srd-“) má byť zalomený na začiatku ďalšieho riadka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9" office:value-type="string">
            <text:p>4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bodka naviac za slovom „nám“</text:p>
          </table:table-cell>
          <table:table-cell table:style-name="ce9" office:value-type="string">
            <text:p>A daj nám. svoju spásu.</text:p>
          </table:table-cell>
          <table:table-cell table:style-name="ce9" office:value-type="string">
            <text:p>A daj nám svoju spásu.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9" office:value-type="string">
            <text:p>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pred bodkočiarkou na konci prvej časti poslednej prosby (delené slovo)</text:p>
          </table:table-cell>
          <table:table-cell table:style-name="ce9" office:value-type="string">
            <text:p>krá-ľovstve ;</text:p>
          </table:table-cell>
          <table:table-cell table:style-name="ce9" office:value-type="string">
            <text:p>krá-ľovstve;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9" office:value-type="string">
            <text:p>8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9" office:value-type="string">
            <text:p>nadpis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Ň</text:p>
          </table:table-cell>
          <table:table-cell table:style-name="ce9" office:value-type="string">
            <text:p>MODLITBA CEZ DEN</text:p>
          </table:table-cell>
          <table:table-cell table:style-name="ce9" office:value-type="string">
            <text:p>MODLITBA CEZ DEŇ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27">
            <text:p>127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chýba pred aj za pomlčkou v referencii</text:p>
          </table:table-cell>
          <table:table-cell table:style-name="ce9" office:value-type="string">
            <text:p>Iz 13, 22–14,1</text:p>
          </table:table-cell>
          <table:table-cell table:style-name="ce9" office:value-type="string">
            <text:p>Iz 13, 22 – 14,1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9" office:value-type="string">
            <text:p>3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9">
            <text:p>139</text:p>
          </table:table-cell>
          <table:table-cell table:style-name="ce9"/>
          <table:table-cell table:style-name="ce16" office:value-type="float" office:value="6">
            <text:p>6</text:p>
          </table:table-cell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9" office:value-type="string">
            <text:p>2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9" office:value-type="string">
            <text:p>6. zdol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office:value-type="float" office:value="146">
            <text:p>146</text:p>
          </table:table-cell>
          <table:table-cell office:value-type="string">
            <text:p>5. zhora</text:p>
          </table:table-cell>
          <table:table-cell office:value-type="float" office:value="3">
            <text:p>3</text:p>
          </table:table-cell>
          <table:table-cell table:style-name="ce9" office:value-type="string">
            <text:p>chýba mäkčeň na „ľ“ (1. riadok prosieb)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number-columns-repeated="1018"/>
        </table:table-row>
        <table:table-row table:style-name="ro4">
          <table:table-cell office:value-type="string">
            <text:p>147-150</text:p>
          </table:table-cell>
          <table:table-cell/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office:value-type="float" office:value="153">
            <text:p>153</text:p>
          </table:table-cell>
          <table:table-cell office:value-type="string">
            <text:p>12. zdola</text:p>
          </table:table-cell>
          <table:table-cell office:value-type="float" office:value="3">
            <text:p>3</text:p>
          </table:table-cell>
          <table:table-cell table:style-name="ce9" office:value-type="string">
            <text:p>chýba mäkčeň na „ľ“ (1. riadok prosieb)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number-columns-repeated="1018"/>
        </table:table-row>
        <table:table-row table:style-name="ro4">
          <table:table-cell office:value-type="float" office:value="154">
            <text:p>154</text:p>
          </table:table-cell>
          <table:table-cell office:value-type="string">
            <text:p>13. zhora</text:p>
          </table:table-cell>
          <table:table-cell office:value-type="float" office:value="2">
            <text:p>2</text:p>
          </table:table-cell>
          <table:table-cell table:style-name="ce9" office:value-type="string">
            <text:p>chybne rozpoznané slovo „milovať“ (3. strofa)</text:p>
          </table:table-cell>
          <table:table-cell office:value-type="string">
            <text:p>milovai;</text:p>
          </table:table-cell>
          <table:table-cell office:value-type="string">
            <text:p>milovať;</text:p>
          </table:table-cell>
          <table:table-cell table:number-columns-repeated="1018"/>
        </table:table-row>
        <table:table-row table:style-name="ro4">
          <table:table-cell office:value-type="float" office:value="155">
            <text:p>155</text:p>
          </table:table-cell>
          <table:table-cell office:value-type="string">
            <text:p>4. zdola</text:p>
          </table:table-cell>
          <table:table-cell office:value-type="float" office:value="3">
            <text:p>3</text:p>
          </table:table-cell>
          <table:table-cell office:value-type="string">
            <text:p>chýba čiarka za slovom „pravý“ (správne: str. 1055)</text:p>
          </table:table-cell>
          <table:table-cell office:value-type="string">
            <text:p>pravý</text:p>
          </table:table-cell>
          <table:table-cell office:value-type="string">
            <text:p>pravý,</text:p>
          </table:table-cell>
          <table:table-cell table:number-columns-repeated="1018"/>
        </table:table-row>
        <table:table-row table:style-name="ro2">
          <table:table-cell office:value-type="float" office:value="158">
            <text:p>15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sledný verš („Neplodnej dáva bývať...“) má byť samostatná strofa (správne: str. 1029)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3. zhora</text:p>
          </table:table-cell>
          <table:table-cell office:value-type="float" office:value="3">
            <text:p>3</text:p>
          </table:table-cell>
          <table:table-cell office:value-type="string">
            <text:p>chýba dĺžeň na „í“ v slove „tí“</text:p>
          </table:table-cell>
          <table:table-cell office:value-type="string">
            <text:p>len ti,</text:p>
          </table:table-cell>
          <table:table-cell office:value-type="string">
            <text:p>len tí,</text:p>
          </table:table-cell>
          <table:table-cell table:number-columns-repeated="1018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10. zdola</text:p>
          </table:table-cell>
          <table:table-cell office:value-type="float" office:value="3">
            <text:p>3</text:p>
          </table:table-cell>
          <table:table-cell office:value-type="string">
            <text:p>chýba dĺžeň na „í“ v slove „hrudí“</text:p>
          </table:table-cell>
          <table:table-cell office:value-type="string">
            <text:p>hrudi</text:p>
          </table:table-cell>
          <table:table-cell office:value-type="string">
            <text:p>hrudí</text:p>
          </table:table-cell>
          <table:table-cell table:number-columns-repeated="1018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4. zdola</text:p>
          </table:table-cell>
          <table:table-cell office:value-type="float" office:value="2">
            <text:p>2</text:p>
          </table:table-cell>
          <table:table-cell office:value-type="string">
            <text:p>namiesto apostrofu je hviezdička</text:p>
          </table:table-cell>
          <table:table-cell office:value-type="string">
            <text:p>abys*</text:p>
          </table:table-cell>
          <table:table-cell office:value-type="string">
            <text:p>abys‘</text:p>
          </table:table-cell>
          <table:table-cell table:number-columns-repeated="1018"/>
        </table:table-row>
        <table:table-row table:style-name="ro4">
          <table:table-cell office:value-type="float" office:value="163">
            <text:p>163</text:p>
          </table:table-cell>
          <table:table-cell office:value-type="string">
            <text:p>13. zhora</text:p>
          </table:table-cell>
          <table:table-cell office:value-type="float" office:value="3">
            <text:p>3</text:p>
          </table:table-cell>
          <table:table-cell office:value-type="string">
            <text:p>veľké P chybne v slove „Pomazanému“</text:p>
          </table:table-cell>
          <table:table-cell office:value-type="string">
            <text:p>Pomazanému</text:p>
          </table:table-cell>
          <table:table-cell office:value-type="string">
            <text:p>pomazanému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float" office:value="163">
            <text:p>163</text:p>
          </table:table-cell>
          <table:table-cell office:value-type="string">
            <text:p>13. zdola</text:p>
          </table:table-cell>
          <table:table-cell office:value-type="float" office:value="3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smieva;*</text:p>
          </table:table-cell>
          <table:table-cell office:value-type="string">
            <text:p>vysmieva; *</text:p>
          </table:table-cell>
          <table:table-cell table:number-columns-repeated="1018"/>
        </table:table-row>
        <table:table-row table:style-name="ro4">
          <table:table-cell office:value-type="float" office:value="163">
            <text:p>163</text:p>
          </table:table-cell>
          <table:table-cell office:value-type="string">
            <text:p>1. zdola</text:p>
          </table:table-cell>
          <table:table-cell office:value-type="float" office:value="2">
            <text:p>2</text:p>
          </table:table-cell>
          <table:table-cell office:value-type="string">
            <text:p>chýba červená pomlčka na konci strofy</text:p>
          </table:table-cell>
          <table:table-cell office:value-type="string">
            <text:p>hlinené.“</text:p>
          </table:table-cell>
          <table:table-cell office:value-type="string">
            <text:p>hlinené.“ <text:span text:style-name="T1">–</text:span></text:p>
          </table:table-cell>
          <table:table-cell table:number-columns-repeated="1018"/>
        </table:table-row>
        <table:table-row table:style-name="ro4">
          <table:table-cell office:value-type="float" office:value="165">
            <text:p>165</text:p>
          </table:table-cell>
          <table:table-cell/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office:value-type="float" office:value="165">
            <text:p>165</text:p>
          </table:table-cell>
          <table:table-cell office:value-type="string">
            <text:p>6. zhora</text:p>
          </table:table-cell>
          <table:table-cell office:value-type="float" office:value="3">
            <text:p>3</text:p>
          </table:table-cell>
          <table:table-cell office:value-type="string">
            <text:p>chýba mäkčeň na „ľ“ v slove „kráľovi“</text:p>
          </table:table-cell>
          <table:table-cell office:value-type="string">
            <text:p>královi</text:p>
          </table:table-cell>
          <table:table-cell office:value-type="string">
            <text:p>kráľovi</text:p>
          </table:table-cell>
          <table:table-cell table:number-columns-repeated="1018"/>
        </table:table-row>
        <table:table-row table:style-name="ro4">
          <table:table-cell office:value-type="float" office:value="165">
            <text:p>165</text:p>
          </table:table-cell>
          <table:table-cell office:value-type="string">
            <text:p>8. zhora</text:p>
          </table:table-cell>
          <table:table-cell office:value-type="float" office:value="3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1018"/>
        </table:table-row>
        <table:table-row table:style-name="ro4">
          <table:table-cell office:value-type="float" office:value="165">
            <text:p>165</text:p>
          </table:table-cell>
          <table:table-cell office:value-type="string">
            <text:p>5. zdola</text:p>
          </table:table-cell>
          <table:table-cell office:value-type="float" office:value="3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1018"/>
        </table:table-row>
        <table:table-row table:style-name="ro4">
          <table:table-cell office:value-type="float" office:value="166">
            <text:p>166</text:p>
          </table:table-cell>
          <table:table-cell office:value-type="string">
            <text:p>1. zhora</text:p>
          </table:table-cell>
          <table:table-cell office:value-type="float" office:value="3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volenými;*</text:p>
          </table:table-cell>
          <table:table-cell office:value-type="string">
            <text:p>vyvolenými; *</text:p>
          </table:table-cell>
          <table:table-cell table:number-columns-repeated="1018"/>
        </table:table-row>
        <table:table-row table:style-name="ro4">
          <table:table-cell office:value-type="float" office:value="166">
            <text:p>166</text:p>
          </table:table-cell>
          <table:table-cell office:value-type="string">
            <text:p>11. zhora</text:p>
          </table:table-cell>
          <table:table-cell office:value-type="float" office:value="3">
            <text:p>3</text:p>
          </table:table-cell>
          <table:table-cell office:value-type="string">
            <text:p>odsadiť riadok ešte o jedno odsadenie, ako str. 1234</text:p>
          </table:table-cell>
          <table:table-cell table:number-columns-repeated="1020"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2. zhora</text:p>
          </table:table-cell>
          <table:table-cell office:value-type="float" office:value="5">
            <text:p>5</text:p>
          </table:table-cell>
          <table:table-cell office:value-type="string">
            <text:p>nadpis („Z Knihy...“) je šedou, vidno textúru</text:p>
          </table:table-cell>
          <table:table-cell table:number-columns-repeated="1020"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4. zhora</text:p>
          </table:table-cell>
          <table:table-cell office:value-type="float" office:value="3">
            <text:p>3</text:p>
          </table:table-cell>
          <table:table-cell office:value-type="string">
            <text:p>chýba čiarka za slovom „Pán“</text:p>
          </table:table-cell>
          <table:table-cell office:value-type="string">
            <text:p>Pán Boh:</text:p>
          </table:table-cell>
          <table:table-cell office:value-type="string">
            <text:p>Pán, Boh:</text:p>
          </table:table-cell>
          <table:table-cell table:number-columns-repeated="1018"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10. zdola</text:p>
          </table:table-cell>
          <table:table-cell office:value-type="float" office:value="2">
            <text:p>2</text:p>
          </table:table-cell>
          <table:table-cell office:value-type="string">
            <text:p>chybne rozpoznané slovo „vedľa“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1018"/>
        </table:table-row>
        <table:table-row table:style-name="ro4">
          <table:table-cell office:value-type="float" office:value="168">
            <text:p>168</text:p>
          </table:table-cell>
          <table:table-cell office:value-type="string">
            <text:p>12. zdola</text:p>
          </table:table-cell>
          <table:table-cell office:value-type="float" office:value="2">
            <text:p>2</text:p>
          </table:table-cell>
          <table:table-cell office:value-type="string">
            <text:p>chybne rozpoznaná číslovka „1“ (je tam veľké I)</text:p>
          </table:table-cell>
          <table:table-cell office:value-type="string">
            <text:p>Sermo I</text:p>
          </table:table-cell>
          <table:table-cell office:value-type="string">
            <text:p>Sermo 1</text:p>
          </table:table-cell>
          <table:table-cell table:number-columns-repeated="1018"/>
        </table:table-row>
        <table:table-row table:style-name="ro4">
          <table:table-cell office:value-type="float" office:value="170">
            <text:p>170</text:p>
          </table:table-cell>
          <table:table-cell office:value-type="string">
            <text:p>5. zhora</text:p>
          </table:table-cell>
          <table:table-cell office:value-type="float" office:value="3">
            <text:p>3</text:p>
          </table:table-cell>
          <table:table-cell office:value-type="string">
            <text:p>možno chýba medzera pred „Dnes“; POSUN?</text:p>
          </table:table-cell>
          <table:table-cell table:number-columns-repeated="1020"/>
        </table:table-row>
        <table:table-row table:style-name="ro4">
          <table:table-cell office:value-type="float" office:value="170">
            <text:p>170</text:p>
          </table:table-cell>
          <table:table-cell office:value-type="string">
            <text:p>12. zhora</text:p>
          </table:table-cell>
          <table:table-cell office:value-type="float" office:value="4">
            <text:p>4</text:p>
          </table:table-cell>
          <table:table-cell office:value-type="string">
            <text:p>bodka na konci vety (za „chválime“) má byť červenou</text:p>
          </table:table-cell>
          <table:table-cell table:number-columns-repeated="1020"/>
        </table:table-row>
        <table:table-row table:style-name="ro4">
          <table:table-cell office:value-type="float" office:value="170">
            <text:p>170</text:p>
          </table:table-cell>
          <table:table-cell office:value-type="string">
            <text:p>13. zhora</text:p>
          </table:table-cell>
          <table:table-cell office:value-type="float" office:value="3">
            <text:p>3</text:p>
          </table:table-cell>
          <table:table-cell office:value-type="string">
            <text:p>chýba mäkčeň na ď</text:p>
          </table:table-cell>
          <table:table-cell office:value-type="string">
            <text:p>hned</text:p>
          </table:table-cell>
          <table:table-cell office:value-type="string">
            <text:p>hneď</text:p>
          </table:table-cell>
          <table:table-cell table:number-columns-repeated="1018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5. zdola</text:p>
          </table:table-cell>
          <table:table-cell office:value-type="float" office:value="4">
            <text:p>4</text:p>
          </table:table-cell>
          <table:table-cell office:value-type="string">
            <text:p>bodka na konci vety (za „výsostiach“) má byť červenou</text:p>
          </table:table-cell>
          <table:table-cell table:number-columns-repeated="1020"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8. zdola</text:p>
          </table:table-cell>
          <table:table-cell office:value-type="float" office:value="3">
            <text:p>3</text:p>
          </table:table-cell>
          <table:table-cell office:value-type="string">
            <text:p>chýba mäkčeň na ľ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number-columns-repeated="1018"/>
        </table:table-row>
        <table:table-row table:style-name="ro4">
          <table:table-cell office:value-type="float" office:value="173">
            <text:p>173</text:p>
          </table:table-cell>
          <table:table-cell office:value-type="string">
            <text:p>5. zhora</text:p>
          </table:table-cell>
          <table:table-cell office:value-type="float" office:value="3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number-columns-repeated="1018"/>
        </table:table-row>
        <table:table-row table:style-name="ro4">
          <table:table-cell office:value-type="float" office:value="174">
            <text:p>174</text:p>
          </table:table-cell>
          <table:table-cell office:value-type="string">
            <text:p>1. zdola</text:p>
          </table:table-cell>
          <table:table-cell office:value-type="float" office:value="3">
            <text:p>3</text:p>
          </table:table-cell>
          <table:table-cell office:value-type="string">
            <text:p>chýba červená pomlčka na konci strofy</text:p>
          </table:table-cell>
          <table:table-cell office:value-type="string">
            <text:p>hriechu.</text:p>
          </table:table-cell>
          <table:table-cell office:value-type="string">
            <text:p>hriechu. <text:span text:style-name="T2">–</text:span></text:p>
          </table:table-cell>
          <table:table-cell table:number-columns-repeated="1018"/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1. zhora</text:p>
          </table:table-cell>
          <table:table-cell office:value-type="float" office:value="3">
            <text:p>3</text:p>
          </table:table-cell>
          <table:table-cell office:value-type="string">
            <text:p>má byť malé „ž“</text:p>
          </table:table-cell>
          <table:table-cell office:value-type="string">
            <text:p>Že on</text:p>
          </table:table-cell>
          <table:table-cell office:value-type="string">
            <text:p>že on</text:p>
          </table:table-cell>
          <table:table-cell table:number-columns-repeated="1018"/>
        </table:table-row>
        <table:table-row table:style-name="ro4">
          <table:table-cell office:value-type="float" office:value="178">
            <text:p>178</text:p>
          </table:table-cell>
          <table:table-cell office:value-type="string">
            <text:p>záhlavie</text:p>
          </table:table-cell>
          <table:table-cell office:value-type="float" office:value="3">
            <text:p>3</text:p>
          </table:table-cell>
          <table:table-cell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number-columns-repeated="1018"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Žalm 110</text:p>
          </table:table-cell>
          <table:table-cell office:value-type="float" office:value="5">
            <text:p>5</text:p>
          </table:table-cell>
          <table:table-cell office:value-type="string">
            <text:p>text žalmu 110 je šedou, nie čiernou farbou</text:p>
          </table:table-cell>
          <table:table-cell table:number-columns-repeated="1020"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8. zdola</text:p>
          </table:table-cell>
          <table:table-cell office:value-type="float" office:value="3">
            <text:p>3</text:p>
          </table:table-cell>
          <table:table-cell office:value-type="string">
            <text:p>chýba medzera pred hviezdičkou</text:p>
          </table:table-cell>
          <table:table-cell table:number-columns-repeated="1020"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2. zdola</text:p>
          </table:table-cell>
          <table:table-cell office:value-type="float" office:value="3">
            <text:p>3</text:p>
          </table:table-cell>
          <table:table-cell office:value-type="string">
            <text:p>verš nemá byť odsadený (má byť zarovnaný vľavo)</text:p>
          </table:table-cell>
          <table:table-cell table:number-columns-repeated="1020"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8. zdola</text:p>
          </table:table-cell>
          <table:table-cell office:value-type="float" office:value="3">
            <text:p>3</text:p>
          </table:table-cell>
          <table:table-cell office:value-type="string">
            <text:p>chýba medzera pred červenou pomlčkou (POSUN?)</text:p>
          </table:table-cell>
          <table:table-cell table:number-columns-repeated="1020"/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červený text</text:p>
          </table:table-cell>
          <table:table-cell office:value-type="float" office:value="3">
            <text:p>3</text:p>
          </table:table-cell>
          <table:table-cell office:value-type="string">
            <text:p>chýba medzera za čiarkou</text:p>
          </table:table-cell>
          <table:table-cell office:value-type="string">
            <text:p>Kol 1,12-20</text:p>
          </table:table-cell>
          <table:table-cell office:value-type="string">
            <text:p>Kol 1, 12-20</text:p>
          </table:table-cell>
          <table:table-cell table:number-columns-repeated="1018"/>
        </table:table-row>
        <table:table-row table:style-name="ro4">
          <table:table-cell office:value-type="float" office:value="182">
            <text:p>182</text:p>
          </table:table-cell>
          <table:table-cell office:value-type="string">
            <text:p>záhlavie</text:p>
          </table:table-cell>
          <table:table-cell office:value-type="float" office:value="3">
            <text:p>3</text:p>
          </table:table-cell>
          <table:table-cell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number-columns-repeated="1018"/>
        </table:table-row>
        <table:table-row table:style-name="ro4">
          <table:table-cell office:value-type="float" office:value="182">
            <text:p>182</text:p>
          </table:table-cell>
          <table:table-cell office:value-type="string">
            <text:p>1. zhora</text:p>
          </table:table-cell>
          <table:table-cell office:value-type="float" office:value="3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1. prosba</text:p>
          </table:table-cell>
          <table:table-cell office:value-type="float" office:value="3">
            <text:p>3</text:p>
          </table:table-cell>
          <table:table-cell table:style-name="ce9" office:value-type="string">
            <text:p>dve slová spolu (chýba oddeľujúca medzera)</text:p>
          </table:table-cell>
          <table:table-cell office:value-type="string">
            <text:p>svojuCirkev</text:p>
          </table:table-cell>
          <table:table-cell office:value-type="string">
            <text:p>svoju Cirkev</text:p>
          </table:table-cell>
          <table:table-cell table:number-columns-repeated="1018"/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…</text:p>
          </table:table-cell>
          <table:table-cell table:number-columns-repeated="1022"/>
        </table:table-row>
        <table:table-row table:style-name="ro4" table:number-rows-repeated="654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ce11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table:style-name="Default"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table:style-name="Default"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table:style-name="Default"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style-name="Default"/>
          <table:table-cell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Default"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3">03.08.2011</text:date>, <text:time>08:3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1-05-24T18:55:06.92</meta:creation-date>
    <dc:date>2011-08-03T08:37:28.82</dc:date>
    <dc:creator>Juraj Vidéky</dc:creator>
    <meta:editing-duration>PT5H31M51S</meta:editing-duration>
    <meta:editing-cycles>298</meta:editing-cycles>
    <meta:generator>OpenOffice.org/3.3$Win32 OpenOffice.org_project/330m20$Build-9567</meta:generator>
    <meta:document-statistic meta:table-count="2" meta:cell-count="772" meta:object-count="0"/>
  </office:meta>
</office:document-meta>
</file>